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5pt" officeooo:rsid="0018ef8a" officeooo:paragraph-rsid="0018ef8a" style:font-size-asian="15pt" style:font-size-complex="15pt"/>
    </style:style>
    <style:style style:name="P2" style:family="paragraph" style:parent-style-name="Standard">
      <style:text-properties style:font-name="Times New Roman" fo:font-size="15pt" officeooo:rsid="0019bd3b" officeooo:paragraph-rsid="0019bd3b" style:font-size-asian="15pt" style:font-size-complex="15pt"/>
    </style:style>
    <style:style style:name="P3" style:family="paragraph" style:parent-style-name="Standard">
      <style:text-properties style:font-name="Times New Roman" fo:font-size="15pt" officeooo:rsid="001a2f0d" officeooo:paragraph-rsid="001a2f0d" style:font-size-asian="15pt" style:font-size-complex="15pt"/>
    </style:style>
    <style:style style:name="T1" style:family="text">
      <style:text-properties fo:background-color="#6666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ng Tử nhà 2: </text:span>Tâm trí của bạn là về tiền bạc và các nguồn lực và bạn kiếm tiền từ các ý tưởng khởi đầu và các suy nghĩ thực tế liên quan đến nguồn lực vật lý. Bạn sẽ không chỉ giới hạn vào 1 ổ cắm tài chính. Bạn thân có thể giúp hoặc cản trở tăng trưởng tài chính của bạn. Bạn có thể đo lường, định giá mọi thứ, tất cả mọi người thành công về vật chất - những người mà có thể giúp đỡ hoặc cản trở bạn.</text:p>
      <text:p text:style-name="P1"/>
      <text:p text:style-name="P2"><text:span text:style-name="T1">Cự Giải nhà 3: </text:span>Giải quyết các mối quan hệ người thân và thái độ với anh chị em ruột y như cha mẹ. Bạn có 1 trí tưởng tượng và trí nhớ tốt và bạn có thể học từ lắng nghe hơn là nghiên cứu. Bạn vô cùng đa cảm, thú vĩ với mãnh liệt ở bầu khí quyển nơi mà những gì đang xảy ra.</text:p>
      <text:p text:style-name="P2"/>
      <text:p text:style-name="P2">Bạn có xu hướng đến và đi 1 chút, thường đi du lịch trong sự kết nối giữa kinh doanh và các vấn đề về tài chính.</text:p>
      <text:p text:style-name="P2"/>
      <text:p text:style-name="P3"><text:span text:style-name="T1">Nhà 5 Xử Nữ:</text:span> Bạn muốn lợi ích của việc gây ảnh hưởng, gây tình cảm mà không bị ràng buộc và sau đó tự hỏi tình yêu tại sao không thành công. Bạn ghét sự thay đổi và không thể bị ép buộc làm những gì bạn không muốn làm. Sức mạnh thực sự của bạn nằm trong sự cẩn thận, tư duy phân tích và chú ý đến chi tiết.</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21:06:39.355434887</meta:creation-date>
    <meta:generator>LibreOffice/4.2.8.2$Linux_X86_64 LibreOffice_project/420m0$Build-2</meta:generator>
    <dc:date>2016-01-18T21:17:08.453008969</dc:date>
    <meta:editing-duration>PT5M14S</meta:editing-duration>
    <meta:editing-cycles>4</meta:editing-cycles>
    <meta:document-statistic meta:table-count="0" meta:image-count="0" meta:object-count="0" meta:page-count="1" meta:paragraph-count="5" meta:word-count="262" meta:character-count="1096" meta:non-whitespace-character-count="839"/>
  </office:meta>
</office:document-meta>
</file>